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php</text:p>
      <text:p text:style-name="Standard">/**</text:p>
      <text:p text:style-name="Standard"><text:s/>* Jerarquía de clases para la Comunidad Educativa de un IES.</text:p>
      <text:p text:style-name="Standard"><text:s/>* Cumple con: Encapsulamiento, Polimorfismo, Métodos Estáticos y Abstracción.</text:p>
      <text:p text:style-name="Standard"><text:s/>*/</text:p>
      <text:p text:style-name="Standard"/>
      <text:p text:style-name="Standard">// --- CLASE BASE ---</text:p>
      <text:p text:style-name="Standard"/>
      <text:p text:style-name="Standard">abstract class Persona {</text:p>
      <text:p text:style-name="Standard"><text:s text:c="4"/>protected string $nombre;</text:p>
      <text:p text:style-name="Standard"><text:s text:c="4"/>protected string $apellido1;</text:p>
      <text:p text:style-name="Standard"><text:s text:c="4"/>protected string $apellido2;</text:p>
      <text:p text:style-name="Standard"><text:s text:c="4"/>protected string $fechaNacimiento;</text:p>
      <text:p text:style-name="Standard"><text:s text:c="4"/>protected string $dni;</text:p>
      <text:p text:style-name="Standard"><text:s text:c="4"/>protected string $direccion;</text:p>
      <text:p text:style-name="Standard"><text:s text:c="4"/>protected array $telefonos;</text:p>
      <text:p text:style-name="Standard"><text:s text:c="4"/>protected string $sexo; // 'H' o 'M'</text:p>
      <text:p text:style-name="Standard"/>
      <text:p text:style-name="Standard"><text:s text:c="4"/>private static int $contadorPersona = 0;</text:p>
      <text:p text:style-name="Standard"/>
      <text:p text:style-name="Standard"><text:s text:c="4"/>public function __construct($nombre, $ap1, $ap2, $fecha, $dni, $dir, $tels, $sexo) {</text:p>
      <text:p text:style-name="Standard"><text:s text:c="8"/>$this-&gt;nombre = $nombre;</text:p>
      <text:p text:style-name="Standard"><text:s text:c="8"/>$this-&gt;apellido1 = $ap1;</text:p>
      <text:p text:style-name="Standard"><text:s text:c="8"/>$this-&gt;apellido2 = $ap2;</text:p>
      <text:p text:style-name="Standard"><text:s text:c="8"/>$this-&gt;fechaNacimiento = $fecha;</text:p>
      <text:p text:style-name="Standard"><text:s text:c="8"/>$this-&gt;dni = $dni;</text:p>
      <text:p text:style-name="Standard"><text:s text:c="8"/>$this-&gt;direccion = $dir;</text:p>
      <text:p text:style-name="Standard"><text:s text:c="8"/>$this-&gt;telefonos = $tels;</text:p>
      <text:p text:style-name="Standard"><text:s text:c="8"/>$this-&gt;sexo = strtoupper($sexo);</text:p>
      <text:p text:style-name="Standard"><text:s text:c="8"/>self::$contadorPersona++;</text:p>
      <text:p text:style-name="Standard"><text:s text:c="4"/>}</text:p>
      <text:p text:style-name="Standard"/>
      <text:p text:style-name="Standard"><text:s text:c="4"/>// Getters y Setters</text:p>
      <text:p text:style-name="Standard"><text:s text:c="4"/>public function getNombre(): string { return $this-&gt;nombre; }</text:p>
      <text:p text:style-name="Standard"><text:s text:c="4"/>public function setNombre(string $n): void { $this-&gt;nombre = $n; }</text:p>
      <text:p text:style-name="Standard"><text:s text:c="4"/>public function getApellido1(): string { return $this-&gt;apellido1; }</text:p>
      <text:p text:style-name="Standard"><text:s text:c="4"/>public function setApellido1(string $a): void { $this-&gt;apellido1 = $a; }</text:p>
      <text:p text:style-name="Standard"><text:s text:c="4"/>public function getApellido2(): string { return $this-&gt;apellido2; }</text:p>
      <text:p text:style-name="Standard"><text:s text:c="4"/>public function setApellido2(string $a): void { $this-&gt;apellido2 = $a; }</text:p>
      <text:p text:style-name="Standard"><text:s text:c="4"/>public function getFechaNacimiento(): string { return $this-&gt;fechaNacimiento; }</text:p>
      <text:p text:style-name="Standard"><text:s text:c="4"/>public function setFechaNacimiento(string $f): void { $this-&gt;fechaNacimiento = $f; }</text:p>
      <text:p text:style-name="Standard"><text:s text:c="4"/>public function getDni(): string { return $this-&gt;dni; }</text:p>
      <text:p text:style-name="Standard"><text:s text:c="4"/>public function setDni(string $d): void { $this-&gt;dni = $d; }</text:p>
      <text:p text:style-name="Standard"><text:s text:c="4"/>public function getDireccion(): string { return $this-&gt;direccion; }</text:p>
      <text:p text:style-name="Standard"><text:s text:c="4"/>public function setDireccion(string $d): void { $this-&gt;direccion = $d; }</text:p>
      <text:p text:style-name="Standard"><text:s text:c="4"/>public function getTelefonos(): array { return $this-&gt;telefonos; }</text:p>
      <text:p text:style-name="Standard"><text:s text:c="4"/>public function setTelefonos(array $t): void { $this-&gt;telefonos = $t; }</text:p>
      <text:p text:style-name="Standard"><text:s text:c="4"/>public function getSexo(): string { return $this-&gt;sexo; }</text:p>
      <text:p text:style-name="Standard"><text:s text:c="4"/>public function setSexo(string $s): void { $this-&gt;sexo = strtoupper($s); }</text:p>
      <text:p text:style-name="Standard"/>
      <text:p text:style-name="Standard"><text:s text:c="4"/>// Métodos Auxiliares para mensajes</text:p>
      <text:p text:style-name="Standard"><text:s text:c="4"/>protected function getArticulo(): string { return ($this-&gt;sexo === 'M') ? "una" : "un"; }</text:p>
      <text:p text:style-name="Standard"><text:soft-page-break/><text:s text:c="4"/>protected function getSustantivo(string $m, string $f): string { return ($this-&gt;sexo === 'M') ? $f : $m; }</text:p>
      <text:p text:style-name="Standard"/>
      <text:p text:style-name="Standard"><text:s text:c="4"/>abstract public function trabajar(): string;</text:p>
      <text:p text:style-name="Standard"><text:s text:c="4"/>abstract public static function generarAlAzar(): Persona;</text:p>
      <text:p text:style-name="Standard"><text:s text:c="4"/></text:p>
      <text:p text:style-name="Standard"><text:s text:c="4"/>public static function numeroObjetosCreado(): int { return self::$contadorPersona; }</text:p>
      <text:p text:style-name="Standard"/>
      <text:p text:style-name="Standard"><text:s text:c="4"/>public function __toString(): string {</text:p>
      <text:p text:style-name="Standard"><text:s text:c="8"/>return "ID: {$this-&gt;dni} | " . $this-&gt;nombre . " " . $this-&gt;apellido1 . " " . $this-&gt;apellido2;</text:p>
      <text:p text:style-name="Standard"><text:s text:c="4"/>}</text:p>
      <text:p text:style-name="Standard">}</text:p>
      <text:p text:style-name="Standard"/>
      <text:p text:style-name="Standard">// --- RAMA PERSONAL LABORAL ---</text:p>
      <text:p text:style-name="Standard"/>
      <text:p text:style-name="Standard">abstract class PersonalLaboral extends Persona {</text:p>
      <text:p text:style-name="Standard"><text:s text:c="4"/>protected int $añosServicio;</text:p>
      <text:p text:style-name="Standard"><text:s text:c="4"/>private static int $contadorLaboral = 0;</text:p>
      <text:p text:style-name="Standard"/>
      <text:p text:style-name="Standard"><text:s text:c="4"/>public function __construct($nombre, $ap1, $ap2, $fecha, $dni, $dir, $tels, $sexo, $años) {</text:p>
      <text:p text:style-name="Standard"><text:s text:c="8"/>parent::__construct($nombre, $ap1, $ap2, $fecha, $dni, $dir, $tels, $sexo);</text:p>
      <text:p text:style-name="Standard"><text:s text:c="8"/>$this-&gt;añosServicio = $años;</text:p>
      <text:p text:style-name="Standard"><text:s text:c="8"/>self::$contadorLaboral++;</text:p>
      <text:p text:style-name="Standard"><text:s text:c="4"/>}</text:p>
      <text:p text:style-name="Standard"/>
      <text:p text:style-name="Standard"><text:s text:c="4"/>public function getAñosServicio(): int { return $this-&gt;añosServicio; }</text:p>
      <text:p text:style-name="Standard"><text:s text:c="4"/>public function setAñosServicio(int $a): void { $this-&gt;añosServicio = $a; }</text:p>
      <text:p text:style-name="Standard"/>
      <text:p text:style-name="Standard"><text:s text:c="4"/>public static function numeroObjetosCreado(): int { return self::$contadorLaboral; }</text:p>
      <text:p text:style-name="Standard">}</text:p>
      <text:p text:style-name="Standard"/>
      <text:p text:style-name="Standard">class Profesor extends PersonalLaboral {</text:p>
      <text:p text:style-name="Standard"><text:s text:c="4"/>private array $materias;</text:p>
      <text:p text:style-name="Standard"><text:s text:c="4"/>private string $cargoDirectivo; </text:p>
      <text:p text:style-name="Standard"><text:s text:c="4"/>private static int $contador = 0;</text:p>
      <text:p text:style-name="Standard"/>
      <text:p text:style-name="Standard"><text:s text:c="4"/>public function __construct($n, $a1, $a2, $f, $d, $dir, $t, $s, $años, $mat, $cargo = "ninguno") {</text:p>
      <text:p text:style-name="Standard"><text:s text:c="8"/>parent::__construct($n, $a1, $a2, $f, $d, $dir, $t, $s, $años);</text:p>
      <text:p text:style-name="Standard"><text:s text:c="8"/>$this-&gt;materias = $mat;</text:p>
      <text:p text:style-name="Standard"><text:s text:c="8"/>$this-&gt;cargoDirectivo = $cargo;</text:p>
      <text:p text:style-name="Standard"><text:s text:c="8"/>self::$contador++;</text:p>
      <text:p text:style-name="Standard"><text:s text:c="4"/>}</text:p>
      <text:p text:style-name="Standard"/>
      <text:p text:style-name="Standard"><text:s text:c="4"/>public function getMaterias(): array { return $this-&gt;materias; }</text:p>
      <text:p text:style-name="Standard"><text:s text:c="4"/>public function setMaterias(array $m): void { $this-&gt;materias = $m; }</text:p>
      <text:p text:style-name="Standard"><text:s text:c="4"/>public function getCargoDirectivo(): string { return $this-&gt;cargoDirectivo; }</text:p>
      <text:p text:style-name="Standard"><text:s text:c="4"/>public function setCargoDirectivo(string $c): void { $this-&gt;cargoDirectivo = $c; }</text:p>
      <text:p text:style-name="Standard"/>
      <text:p text:style-name="Standard"><text:s text:c="4"/>public function trabajar(): string {</text:p>
      <text:p text:style-name="Standard"><text:s text:c="8"/>return "Soy {$this-&gt;getArticulo()} " . $this-&gt;getSustantivo("profesor", "profesora") . " y estoy impartiendo clases.";</text:p>
      <text:p text:style-name="Standard"><text:s text:c="4"/>}</text:p>
      <text:p text:style-name="Standard"><text:soft-page-break/></text:p>
      <text:p text:style-name="Standard"><text:s text:c="4"/>public static function generarAlAzar(): Profesor {</text:p>
      <text:p text:style-name="Standard"><text:s text:c="8"/>return new self("Marta", "García", "Pérez", "1980-05-10", "11122233X", "Calle A", ["600000001"], "M", 15, ["Matemáticas"], "dirección");</text:p>
      <text:p text:style-name="Standard"><text:s text:c="4"/>}</text:p>
      <text:p text:style-name="Standard"/>
      <text:p text:style-name="Standard"><text:s text:c="4"/>public static function numeroObjetosCreado(): int { return self::$contador; }</text:p>
      <text:p text:style-name="Standard">}</text:p>
      <text:p text:style-name="Standard"/>
      <text:p text:style-name="Standard">class Administrativo extends PersonalLaboral {</text:p>
      <text:p text:style-name="Standard"><text:s text:c="4"/>private static int $contador = 0;</text:p>
      <text:p text:style-name="Standard"><text:s text:c="4"/>public function __construct(...$args) { parent::__construct(...$args); self::$contador++; }</text:p>
      <text:p text:style-name="Standard"><text:s text:c="4"/>public static function numeroObjetosCreado(): int { return self::$contador; }</text:p>
      <text:p text:style-name="Standard"><text:s text:c="4"/>public function trabajar(): string { return "Soy {$this-&gt;getArticulo()} " . $this-&gt;getSustantivo("administrativo", "administrativa") . " y estoy gestionando expedientes."; }</text:p>
      <text:p text:style-name="Standard"><text:s text:c="4"/>public static function generarAlAzar(): Administrativo { return new self("Pepe", "Luis", "Gómez", "1975-01-01", "44455566R", "Calle B", ["600000002"], "H", 20); }</text:p>
      <text:p text:style-name="Standard">}</text:p>
      <text:p text:style-name="Standard"/>
      <text:p text:style-name="Standard">class Conserje extends PersonalLaboral {</text:p>
      <text:p text:style-name="Standard"><text:s text:c="4"/>private static int $contador = 0;</text:p>
      <text:p text:style-name="Standard"><text:s text:c="4"/>public function __construct(...$args) { parent::__construct(...$args); self::$contador++; }</text:p>
      <text:p text:style-name="Standard"><text:s text:c="4"/>public static function numeroObjetosCreado(): int { return self::$contador; }</text:p>
      <text:p text:style-name="Standard"><text:s text:c="4"/>public function trabajar(): string { return "Soy {$this-&gt;getArticulo()} " . $this-&gt;getSustantivo("conserje", "conserje") . " y estoy abriendo el centro."; }</text:p>
      <text:p text:style-name="Standard"><text:s text:c="4"/>public static function generarAlAzar(): Conserje { return new self("Ana", "Sanz", "Mora", "1970-12-12", "77788899T", "Calle C", ["600000003"], "M", 25); }</text:p>
      <text:p text:style-name="Standard">}</text:p>
      <text:p text:style-name="Standard"/>
      <text:p text:style-name="Standard">class PersonalLimpieza extends PersonalLaboral {</text:p>
      <text:p text:style-name="Standard"><text:s text:c="4"/>private static int $contador = 0;</text:p>
      <text:p text:style-name="Standard"><text:s text:c="4"/>public function __construct(...$args) { parent::__construct(...$args); self::$contador++; }</text:p>
      <text:p text:style-name="Standard"><text:s text:c="4"/>public static function numeroObjetosCreado(): int { return self::$contador; }</text:p>
      <text:p text:style-name="Standard"><text:s text:c="4"/>public function trabajar(): string { return "Soy {$this-&gt;getArticulo()} " . $this-&gt;getSustantivo("limpiador", "limpiadora") . " y estoy limpiando las aulas."; }</text:p>
      <text:p text:style-name="Standard"><text:s text:c="4"/>public static function generarAlAzar(): PersonalLimpieza { return new self("Rosa", "Blanco", "Rey", "1988-03-03", "12121212M", "Calle D", ["600000004"], "M", 5); }</text:p>
      <text:p text:style-name="Standard">}</text:p>
      <text:p text:style-name="Standard"/>
      <text:p text:style-name="Standard">// --- RAMA ALUMNADO ---</text:p>
      <text:p text:style-name="Standard"/>
      <text:p text:style-name="Standard">abstract class Alumno extends Persona {</text:p>
      <text:p text:style-name="Standard"><text:s text:c="4"/>protected string $curso;</text:p>
      <text:p text:style-name="Standard"><text:s text:c="4"/>protected string $grupo;</text:p>
      <text:p text:style-name="Standard"><text:s text:c="4"/>private static int $contadorAlumno = 0;</text:p>
      <text:p text:style-name="Standard"/>
      <text:p text:style-name="Standard"><text:s text:c="4"/>public function __construct($n, $a1, $a2, $f, $d, $dir, $t, $s, $curso, $grupo) {</text:p>
      <text:p text:style-name="Standard"><text:s text:c="8"/>parent::__construct($n, $a1, $a2, $f, $d, $dir, $t, $s);</text:p>
      <text:p text:style-name="Standard"><text:s text:c="8"/>$this-&gt;curso = $curso;</text:p>
      <text:p text:style-name="Standard"><text:s text:c="8"/>$this-&gt;grupo = $grupo;</text:p>
      <text:p text:style-name="Standard"><text:s text:c="8"/>self::$contadorAlumno++;</text:p>
      <text:p text:style-name="Standard"><text:s text:c="4"/>}</text:p>
      <text:p text:style-name="Standard"><text:soft-page-break/></text:p>
      <text:p text:style-name="Standard"><text:s text:c="4"/>public function getCurso(): string { return $this-&gt;curso; }</text:p>
      <text:p text:style-name="Standard"><text:s text:c="4"/>public function setCurso(string $c): void { $this-&gt;curso = $c; }</text:p>
      <text:p text:style-name="Standard"><text:s text:c="4"/>public function getGrupo(): string { return $this-&gt;grupo; }</text:p>
      <text:p text:style-name="Standard"><text:s text:c="4"/>public function setGrupo(string $g): void { $this-&gt;grupo = $g; }</text:p>
      <text:p text:style-name="Standard"/>
      <text:p text:style-name="Standard"><text:s text:c="4"/>public static function numeroObjetosCreado(): int { return self::$contadorAlumno; }</text:p>
      <text:p text:style-name="Standard">}</text:p>
      <text:p text:style-name="Standard"/>
      <text:p text:style-name="Standard">class AlumnoESO extends Alumno {</text:p>
      <text:p text:style-name="Standard"><text:s text:c="4"/>private static int $contador = 0;</text:p>
      <text:p text:style-name="Standard"><text:s text:c="4"/>public function __construct(...$args) { parent::__construct(...$args); self::$contador++; }</text:p>
      <text:p text:style-name="Standard"><text:s text:c="4"/>public function trabajar(): string { return "Soy {$this-&gt;getArticulo()} estudiante de la ESO y estoy estudiando."; }</text:p>
      <text:p text:style-name="Standard"><text:s text:c="4"/>public static function generarAlAzar(): AlumnoESO { return new self("Hugo", "Soto", "Vila", "2012-04-04", "11111111H", "Calle E", ["600000005"], "H", "1º", "A"); }</text:p>
      <text:p text:style-name="Standard"><text:s text:c="4"/>public static function numeroObjetosCreado(): int { return self::$contador; }</text:p>
      <text:p text:style-name="Standard">}</text:p>
      <text:p text:style-name="Standard"/>
      <text:p text:style-name="Standard">class AlumnoBachillerato extends Alumno {</text:p>
      <text:p text:style-name="Standard"><text:s text:c="4"/>private static int $contador = 0;</text:p>
      <text:p text:style-name="Standard"><text:s text:c="4"/>public function __construct(...$args) { parent::__construct(...$args); self::$contador++; }</text:p>
      <text:p text:style-name="Standard"><text:s text:c="4"/>public function trabajar(): string { return "Soy {$this-&gt;getArticulo()} estudiante de Bachillerato y estoy estudiando mucho."; }</text:p>
      <text:p text:style-name="Standard"><text:s text:c="4"/>public static function generarAlAzar(): AlumnoBachillerato { return new self("Sara", "Cid", "Luna", "2008-08-08", "22222222J", "Calle F", ["600000006"], "M", "2º", "B"); }</text:p>
      <text:p text:style-name="Standard"><text:s text:c="4"/>public static function numeroObjetosCreado(): int { return self::$contador; }</text:p>
      <text:p text:style-name="Standard">}</text:p>
      <text:p text:style-name="Standard"/>
      <text:p text:style-name="Standard">class AlumnoFP extends Alumno {</text:p>
      <text:p text:style-name="Standard"><text:s text:c="4"/>private string $cicloFormativo;</text:p>
      <text:p text:style-name="Standard"><text:s text:c="4"/>private static int $contador = 0;</text:p>
      <text:p text:style-name="Standard"/>
      <text:p text:style-name="Standard"><text:s text:c="4"/>public function __construct($n, $a1, $a2, $f, $d, $dir, $t, $s, $curso, $grupo, $ciclo) {</text:p>
      <text:p text:style-name="Standard"><text:s text:c="8"/>parent::__construct($n, $a1, $a2, $f, $d, $dir, $t, $s, $curso, $grupo);</text:p>
      <text:p text:style-name="Standard"><text:s text:c="8"/>$this-&gt;cicloFormativo = $ciclo;</text:p>
      <text:p text:style-name="Standard"><text:s text:c="8"/>self::$contador++;</text:p>
      <text:p text:style-name="Standard"><text:s text:c="4"/>}</text:p>
      <text:p text:style-name="Standard"/>
      <text:p text:style-name="Standard"><text:s text:c="4"/>public function getCicloFormativo(): string { return $this-&gt;cicloFormativo; }</text:p>
      <text:p text:style-name="Standard"><text:s text:c="4"/>public function setCicloFormativo(string $c): void { $this-&gt;cicloFormativo = $c; }</text:p>
      <text:p text:style-name="Standard"/>
      <text:p text:style-name="Standard"><text:s text:c="4"/>public function trabajar(): string { return "Soy {$this-&gt;getArticulo()} estudiante de FP de {$this-&gt;cicloFormativo} y estoy en el taller."; }</text:p>
      <text:p text:style-name="Standard"><text:s text:c="4"/>public static function generarAlAzar(): AlumnoFP { return new self("Kike", "Otero", "Paz", "2004-09-09", "33333333L", "Calle G", ["600000007"], "H", "1º", "C", "DAW"); }</text:p>
      <text:p text:style-name="Standard"><text:s text:c="4"/>public static function numeroObjetosCreado(): int { return self::$contador; 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0T11:48:29.986000000</meta:creation-date>
    <dc:date>2026-02-20T11:49:22.449000000</dc:date>
    <meta:editing-duration>PT53S</meta:editing-duration>
    <meta:editing-cycles>1</meta:editing-cycles>
    <meta:document-statistic meta:table-count="0" meta:image-count="0" meta:object-count="0" meta:page-count="4" meta:paragraph-count="156" meta:word-count="1078" meta:character-count="9027" meta:non-whitespace-character-count="7484"/>
    <meta:generator>LibreOffice/6.1.5.2$Windows_X86_64 LibreOffice_project/90f8dcf33c87b3705e78202e3df5142b201bd805</meta:generator>
  </office:meta>
</office:document-meta>
</file>